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ana" svg:font-family="Timman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style:font-name="Timmana" fo:font-size="24pt" style:text-underline-style="solid" style:text-underline-width="auto" style:text-underline-color="font-color" fo:font-weight="bold" officeooo:rsid="0000bb69" officeooo:paragraph-rsid="0000bb69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01d673"/>
    </style:style>
    <style:style style:name="P3" style:family="paragraph" style:parent-style-name="Standard" style:list-style-name="L1">
      <style:text-properties fo:color="#2a6099" loext:opacity="100%" fo:font-size="16pt" fo:font-weight="bold" officeooo:rsid="000206f0" officeooo:paragraph-rsid="000206f0" style:font-size-asian="16pt" style:font-weight-asian="bold" style:font-size-complex="16pt" style:font-weight-complex="bold"/>
    </style:style>
    <style:style style:name="P4" style:family="paragraph" style:parent-style-name="Standard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>
      <style:text-properties loext:padding="0cm" loext:border="non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  <style:text-properties officeooo:paragraph-rsid="0001d673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>
      <style:text-properties officeooo:paragraph-rsid="00033d35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>
      <style:text-properties officeooo:paragraph-rsid="00033d35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text-properties officeooo:rsid="00034824" officeooo:paragraph-rsid="00034824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4">
      <style:text-properties officeooo:rsid="0003e483" officeooo:paragraph-rsid="0003e483"/>
    </style:style>
    <style:style style:name="P26" style:family="paragraph" style:parent-style-name="Text_20_body" style:list-style-name="L15"/>
    <style:style style:name="P27" style:family="paragraph" style:parent-style-name="Text_20_body" style:list-style-name="L15">
      <style:paragraph-properties fo:margin-top="0cm" fo:margin-bottom="0cm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cm" fo:margin-bottom="0cm" style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0ee34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01c369" style:font-size-asian="16pt" style:font-weight-asian="normal" style:font-size-complex="16pt" style:font-weight-complex="normal"/>
    </style:style>
    <style:style style:name="T5" style:family="text">
      <style:text-properties officeooo:rsid="0001c369"/>
    </style:style>
    <style:style style:name="T6" style:family="text">
      <style:text-properties officeooo:rsid="0001d673"/>
    </style:style>
    <style:style style:name="T7" style:family="text">
      <style:text-properties fo:color="#2a6099" loext:opacity="100%" fo:font-size="16pt" fo:font-weight="bold" officeooo:rsid="000206f0" style:font-size-asian="16pt" style:font-weight-asian="bold" style:font-size-complex="16pt" style:font-weight-complex="bold"/>
    </style:style>
    <style:style style:name="T8" style:family="text">
      <style:text-properties fo:color="#2a6099" loext:opacity="100%" fo:font-size="16pt" style:font-size-asian="16pt" style:font-size-complex="16pt"/>
    </style:style>
    <style:style style:name="T9" style:family="text">
      <style:text-properties fo:color="#2a6099" loext:opacity="100%" fo:font-size="16pt" officeooo:rsid="00034824" style:font-size-asian="16pt" style:font-size-complex="16pt"/>
    </style:style>
    <style:style style:name="T10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<text:s text:c="2"/>en CSS</text:p>
      <text:list xml:id="list2560625755" text:style-name="L1">
        <text:list-item>
          <text:p text:style-name="P3">Les unités de mesures en CSS</text:p>
        </text:list-item>
      </text:list>
      <text:p text:style-name="Standard"/>
      <text:list xml:id="list3133414277" text:style-name="L2">
        <text:list-item>
          <text:p text:style-name="P4"><text:span text:style-name="Strong_20_Emphasis"><text:span text:style-name="T10">Unités de longueur</text:span></text:span></text:p>
          <text:p text:style-name="P4"><text:span text:style-name="Strong_20_Emphasis"><text:span text:style-name="T1"><text:line-break/></text:span></text:span><text:span text:style-name="Strong_20_Emphasis"><text:span text:style-name="T2">1. <text:s/></text:span></text:span><text:span text:style-name="Strong_20_Emphasis"><text:span text:style-name="T3">px (pixels)</text:span></text:span></text:p>
        </text:list-item>
        <text:list-item text:style-override="L3">
          <text:p text:style-name="P6">% (pourcentage)</text:p>
        </text:list-item>
        <text:list-item text:style-override="L3">
          <text:p text:style-name="P6">em (taille de police de l'élément)</text:p>
        </text:list-item>
        <text:list-item text:style-override="L3">
          <text:p text:style-name="P6">rem (taille de police de la racine de l'élément)</text:p>
        </text:list-item>
        <text:list-item text:style-override="L3">
          <text:p text:style-name="P6">vw (pourcentage de la largeur de la vue)</text:p>
        </text:list-item>
        <text:list-item text:style-override="L3">
          <text:p text:style-name="P6">vh (pourcentage de la hauteur de la vue)</text:p>
        </text:list-item>
        <text:list-item text:style-override="L3">
          <text:p text:style-name="P6">vmin (pourcentage du plus petit côté de la vue)</text:p>
        </text:list-item>
        <text:list-item text:style-override="L3">
          <text:p text:style-name="P6">vmax (pourcentage du plus grand côté de la vue)</text:p>
        </text:list-item>
        <text:list-item text:style-override="L3">
          <text:p text:style-name="P6">pt (point, 1/72 de pouce)</text:p>
        </text:list-item>
        <text:list-item text:style-override="L3">
          <text:p text:style-name="P6">cm (centimètres)</text:p>
        </text:list-item>
        <text:list-item text:style-override="L3">
          <text:p text:style-name="P6">mm (millimètres)</text:p>
        </text:list-item>
        <text:list-item text:style-override="L3">
          <text:p text:style-name="P5">in (pouces)</text:p>
        </text:list-item>
        <text:list-item text:style-override="L3">
          <text:p text:style-name="P7">ex (hauteur de la police de l'élément)</text:p>
        </text:list-item>
        <text:list-item>
          <text:p text:style-name="P4"><text:span text:style-name="Strong_20_Emphasis"><text:span text:style-name="T10">Unités de temps</text:span></text:span></text:p>
        </text:list-item>
      </text:list>
      <text:p text:style-name="Standard"><text:span text:style-name="Strong_20_Emphasis"><text:span text:style-name="T3"><text:tab/><text:line-break/><text:tab/></text:span></text:span><text:span text:style-name="Strong_20_Emphasis"><text:span text:style-name="T4">1. </text:span></text:span><text:span text:style-name="Strong_20_Emphasis"><text:span text:style-name="T3">s (secondes)</text:span></text:span></text:p>
      <text:list xml:id="list49776456" text:style-name="L4">
        <text:list-header>
          <text:p text:style-name="P8"><text:span text:style-name="T5">2. <text:s/></text:span>ms (millisecondes)</text:p>
        </text:list-header>
      </text:list>
      <text:list xml:id="list3717023302" text:style-name="L5">
        <text:list-item>
          <text:p text:style-name="P9"><text:span text:style-name="Strong_20_Emphasis"><text:span text:style-name="T10">Unités d'angle</text:span></text:span></text:p>
        </text:list-item>
      </text:list>
      <text:p text:style-name="P2"><text:span text:style-name="T6"><text:s text:c="6"/>1. <text:s/></text:span>deg (degrés)</text:p>
      <text:list xml:id="list150256908304517" text:continue-list="list3717023302" text:style-name="L6">
        <text:list-item>
          <text:p text:style-name="P11">rad (radians)</text:p>
        </text:list-item>
        <text:list-item>
          <text:p text:style-name="P12">grad (grads)</text:p>
        </text:list-item>
        <text:list-item>
          <text:p text:style-name="P10">turn (tours)</text:p>
        </text:list-item>
      </text:list>
      <text:list xml:id="list2312582" text:style-name="L7">
        <text:list-item>
          <text:p text:style-name="P13"><text:span text:style-name="Strong_20_Emphasis"><text:span text:style-name="T1"><text:s/></text:span></text:span><text:span text:style-name="Strong_20_Emphasis"><text:span text:style-name="T7">Positions en CSS</text:span></text:span></text:p>
          <text:p text:style-name="P13"><text:span text:style-name="Strong_20_Emphasis">. <text:s/>static</text:span> : L'élément est positionné selon le flux normal du document.</text:p>
        </text:list-item>
        <text:list-item text:style-override="L8">
          <text:p text:style-name="P15"><text:span text:style-name="Strong_20_Emphasis">relative</text:span> : L'élément est positionné par rapport à sa position normale.</text:p>
        </text:list-item>
        <text:list-item text:style-override="L8">
          <text:p text:style-name="P15"><text:span text:style-name="Strong_20_Emphasis">absolute</text:span> : L'élément est positionné par rapport à son parent le plus proche avec une position autre que static.</text:p>
        </text:list-item>
        <text:list-item text:style-override="L8">
          <text:p text:style-name="P15"><text:span text:style-name="Strong_20_Emphasis">fixed</text:span> : L'élément est positionné par rapport à la fenêtre d'affichage.</text:p>
        </text:list-item>
        <text:list-item text:style-override="L8">
          <text:p text:style-name="P14"><text:span text:style-name="Strong_20_Emphasis">sticky</text:span> : L'élément est positionné comme un élément relatif, mais il devient fixe lorsqu'il atteint un certain point de défilement</text:p>
        </text:list-item>
      </text:list>
      <text:list xml:id="list3103847879" text:style-name="L9">
        <text:list-item>
          <text:p text:style-name="P16"><text:s text:c="2"/><text:span text:style-name="Strong_20_Emphasis"><text:span text:style-name="T8">Propriétés de positionnement</text:span></text:span></text:p>
          <text:list>
            <text:list-item>
              <text:list>
                <text:list-header>
                  <text:p text:style-name="P16"><text:span text:style-name="Strong_20_Emphasis">. top</text:span> : Distance par rapport au bord supérieur de l'élément parent.</text:p>
                </text:list-header>
              </text:list>
            </text:list-item>
            <text:list-item text:style-override="L10">
              <text:p text:style-name="P18"><text:span text:style-name="Strong_20_Emphasis">right</text:span> : Distance par rapport au bord droit de l'élément parent.</text:p>
            </text:list-item>
            <text:list-item text:style-override="L10">
              <text:p text:style-name="P18"><text:soft-page-break/><text:span text:style-name="Strong_20_Emphasis">bottom</text:span> : Distance par rapport au bord inférieur de l'élément parent.</text:p>
            </text:list-item>
            <text:list-item text:style-override="L10">
              <text:p text:style-name="P18"><text:span text:style-name="Strong_20_Emphasis">left</text:span> : Distance par rapport au bord gauche de l'élément parent.</text:p>
            </text:list-item>
            <text:list-item text:style-override="L10">
              <text:p text:style-name="P17"><text:span text:style-name="Strong_20_Emphasis">z-index</text:span> : Ordre de superposition des éléments.</text:p>
            </text:list-item>
          </text:list>
        </text:list-item>
      </text:list>
      <text:list xml:id="list1387629046" text:style-name="L11">
        <text:list-header>
          <text:p text:style-name="P19"><text:tab/></text:p>
          <text:p text:style-name="P20"><text:span text:style-name="Strong_20_Emphasis"><text:span text:style-name="T8">2. <text:s text:c="2"/>Les flexbox en CSS</text:span></text:span></text:p>
        </text:list-header>
      </text:list>
      <text:p text:style-name="Standard"><text:span text:style-name="Strong_20_Emphasis"><text:span text:style-name="T3"><text:tab/></text:span></text:span></text:p>
      <text:p text:style-name="Standard"><text:tab/><text:span text:style-name="Strong_20_Emphasis">Propriétés conteneur</text:span></text:p>
      <text:list xml:id="list2009685365" text:style-name="L12">
        <text:list-item>
          <text:p text:style-name="P22"><text:span text:style-name="Source_20_Text">flex-direction</text:span> : Définit la direction principale du flux des éléments enfants.</text:p>
        </text:list-item>
        <text:list-item>
          <text:p text:style-name="P22"><text:span text:style-name="Source_20_Text">flex-wrap</text:span> : Définit si les éléments enfants doivent s'enrouler sur plusieurs lignes.</text:p>
        </text:list-item>
        <text:list-item>
          <text:p text:style-name="P22"><text:span text:style-name="Source_20_Text">flex-flow</text:span> : Raccourci pour définir à la fois <text:span text:style-name="Source_20_Text">flex-direction</text:span> et <text:span text:style-name="Source_20_Text">flex-wrap</text:span>.</text:p>
        </text:list-item>
        <text:list-item>
          <text:p text:style-name="P22"><text:span text:style-name="Source_20_Text">justify-content</text:span> : Aligne les éléments enfants le long de l'axe principal.</text:p>
        </text:list-item>
        <text:list-item>
          <text:p text:style-name="P22"><text:span text:style-name="Source_20_Text">align-items</text:span> : Aligne les éléments enfants le long de l'axe secondaire.</text:p>
        </text:list-item>
        <text:list-item>
          <text:p text:style-name="P21"><text:span text:style-name="Source_20_Text">align-content</text:span> : Aligne les lignes d'éléments enfants lorsqu'il y a un enroulement.</text:p>
        </text:list-item>
      </text:list>
      <text:p text:style-name="Text_20_body"><text:span text:style-name="Strong_20_Emphasis"><text:tab/>Propriétés élément</text:span></text:p>
      <text:list xml:id="list4294797173" text:style-name="L13">
        <text:list-item>
          <text:p text:style-name="P24"><text:span text:style-name="Source_20_Text">order</text:span> : Définit l'ordre des éléments enfants.</text:p>
        </text:list-item>
        <text:list-item>
          <text:p text:style-name="P24"><text:span text:style-name="Source_20_Text">flex-grow</text:span> : Définit la flexibilité d'un élément enfant pour prendre de l'espace supplémentaire.</text:p>
        </text:list-item>
        <text:list-item>
          <text:p text:style-name="P24"><text:span text:style-name="Source_20_Text">flex-shrink</text:span> : Définit la flexibilité d'un élément enfant pour réduire sa taille.</text:p>
        </text:list-item>
        <text:list-item>
          <text:p text:style-name="P24"><text:span text:style-name="Source_20_Text">flex-basis</text:span> : Définit la taille initiale d'un élément enfant avant l'application de la flexibilité.</text:p>
        </text:list-item>
        <text:list-item>
          <text:p text:style-name="P23"><text:span text:style-name="Source_20_Text">align-self</text:span> : Permet de remplacer l'alignement par défaut d'un élément enfant.</text:p>
        </text:list-item>
      </text:list>
      <text:list xml:id="list2828703853" text:style-name="L14">
        <text:list-item>
          <text:p text:style-name="P25"><text:span text:style-name="Strong_20_Emphasis"><text:span text:style-name="T9">Grid</text:span></text:span></text:p>
        </text:list-item>
      </text:list>
      <text:p text:style-name="Standard"><text:span text:style-name="Strong_20_Emphasis"><text:span text:style-name="T1"/></text:span></text:p>
      <text:p text:style-name="Text_20_body"><text:span text:style-name="Strong_20_Emphasis">Propriétés conteneur</text:span></text:p>
      <text:list xml:id="list3446120202" text:style-name="L15">
        <text:list-item>
          <text:p text:style-name="P27"><text:span text:style-name="Source_20_Text">display</text:span> : Définit le type d'affichage pour le conteneur, en le réglant sur <text:span text:style-name="Source_20_Text">grid</text:span> pour activer la grille.</text:p>
        </text:list-item>
        <text:list-item>
          <text:p text:style-name="P27"><text:span text:style-name="Source_20_Text">grid-template-columns</text:span> : Définit le nombre et la taille des colonnes de la grille.</text:p>
        </text:list-item>
        <text:list-item>
          <text:p text:style-name="P27"><text:span text:style-name="Source_20_Text">grid-template-rows</text:span> : Définit le nombre et la taille des lignes de la grille.</text:p>
        </text:list-item>
        <text:list-item>
          <text:p text:style-name="P27"><text:span text:style-name="Source_20_Text">grid-gap</text:span> : Définit l'espacement entre les éléments de la grille.</text:p>
        </text:list-item>
        <text:list-item>
          <text:p text:style-name="P27"><text:span text:style-name="Source_20_Text">justify-content</text:span> : Aligne les éléments de la grille le long de l'axe horizontal.</text:p>
        </text:list-item>
        <text:list-item>
          <text:p text:style-name="P26"><text:span text:style-name="Source_20_Text">align-content</text:span> : Aligne les éléments de la grille le long de l'axe vertical.</text:p>
        </text:list-item>
      </text:list>
      <text:p text:style-name="Text_20_body"><text:span text:style-name="Strong_20_Emphasis">Propriétés élément</text:span></text:p>
      <text:list xml:id="list1756465705" text:style-name="L16">
        <text:list-item>
          <text:p text:style-name="P29"><text:span text:style-name="Source_20_Text">grid-column-start</text:span> : Définit la colonne de départ de l'élément dans la grille.</text:p>
        </text:list-item>
        <text:list-item>
          <text:p text:style-name="P29"><text:span text:style-name="Source_20_Text">grid-column-end</text:span> : Définit la colonne de fin de l'élément dans la grille.</text:p>
        </text:list-item>
        <text:list-item>
          <text:p text:style-name="P29"><text:span text:style-name="Source_20_Text">grid-row-start</text:span> : Définit la ligne de départ de l'élément dans la grille.</text:p>
        </text:list-item>
        <text:list-item>
          <text:p text:style-name="P29"><text:span text:style-name="Source_20_Text">grid-row-end</text:span> : Définit la ligne de fin de l'élément dans la grille.</text:p>
        </text:list-item>
        <text:list-item>
          <text:p text:style-name="P28"><text:span text:style-name="Source_20_Text">grid-area</text:span> : Raccourci pour définir à la fois <text:span text:style-name="Source_20_Text">grid-column-start</text:span>, <text:span text:style-name="Source_20_Text">grid-column-end</text:span>, <text:span text:style-name="Source_20_Text">grid-row-start</text:span> et <text:span text:style-name="Source_20_Text">grid-row-end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53:34.962745268</meta:creation-date>
    <meta:editing-duration>P6DT18H59M3S</meta:editing-duration>
    <meta:editing-cycles>3</meta:editing-cycles>
    <meta:generator>LibreOffice/7.3.7.2$Linux_X86_64 LibreOffice_project/30$Build-2</meta:generator>
    <dc:date>2024-03-24T15:02:54.998139070</dc:date>
    <meta:document-statistic meta:table-count="0" meta:image-count="0" meta:object-count="0" meta:page-count="2" meta:paragraph-count="66" meta:word-count="569" meta:character-count="3309" meta:non-whitespace-character-count="2833"/>
  </office:meta>
</office:document-meta>
</file>